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71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628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table:number-columns-repeated="2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10"/>
          <table:table-cell table:number-columns-repeated="1002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table:number-columns-repeated="2"/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;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immobilisation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3</text:p>
          </table:table-cell>
          <table:table-cell table:style-name="ce19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number-columns-repeated="1002"/>
        </table:table-row>
        <table:table-row table:style-name="ro4" table:number-rows-repeated="4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 office:value-type="string" calcext:value-type="string">
            <text:p>passive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/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1"/>
          <table:table-cell table:style-name="ce20" office:value-type="string" calcext:value-type="string">
            <text:p>Blabla5</text:p>
          </table:table-cell>
          <table:table-cell table:style-name="ce21" table:number-columns-repeated="2"/>
          <table:table-cell table:style-name="ce21" office:value-type="string" calcext:value-type="string">
            <text:p>*3</text:p>
          </table:table-cell>
          <table:table-cell table:style-name="ce21"/>
          <table:table-cell table:number-columns-repeated="1002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/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table:number-columns-repeated="4"/>
          <table:table-cell table:number-columns-repeated="1002"/>
        </table:table-row>
        <table:table-row table:style-name="ro4" table:number-rows-repeated="9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 table:number-rows-repeated="1048477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47"/>
        <table:table-column table:style-name="co5" table:number-columns-repeated="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0" calcext:value-type="float">
            <text:p>0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ialite</text:p>
          </table:table-cell>
          <table:table-cell table:style-name="ce21" office:value-type="string" calcext:value-type="string">
            <text:p>sagess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7T15:48:45.074000000</dc:date>
    <meta:editing-duration>PT20H5M1S</meta:editing-duration>
    <meta:editing-cycles>58</meta:editing-cycles>
    <meta:document-statistic meta:table-count="3" meta:cell-count="367" meta:object-count="0"/>
  </office:meta>
</office:document-meta>
</file>